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Sans NF" svg:font-family="'NotoSans NF'" style:font-family-generic="swiss"/>
    <style:font-face style:name="NotoSans NF1" svg:font-family="'NotoSans NF'" style:font-family-generic="system" style:font-pitch="variable"/>
  </office:font-face-decls>
  <office:automatic-styles>
    <style:style style:name="T1" style:family="text">
      <style:text-properties officeooo:rsid="002010d5"/>
    </style:style>
    <style:style style:name="T2" style:family="text">
      <style:text-properties officeooo:rsid="0020c461"/>
    </style:style>
    <style:style style:name="T3" style:family="text">
      <style:text-properties officeooo:rsid="001dff9c"/>
    </style:style>
    <style:style style:name="T4" style:family="text">
      <style:text-properties officeooo:rsid="001eddc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Strong_20_Emphasis"><text:span text:style-name="T1">Scene: </text:span></text:span><text:span text:style-name="Strong_20_Emphasis">The Shadows of Redgate Beach</text:span></text:h>
      <text:p text:style-name="Text_20_body">The sharp tang of brine carried in the evening breeze, mingling with the fading scent of sunscreen and fish and chips as Paul "Stan" Stanford made his way along Torquay's dimming promenade. A coughing fit seized him mid-stride, doubling him over as his lungs protested the mild exertion of his evening walk. Retirement had not been kind to his body—thirty years with the Met had left him with a policeman's cynicism and the lungs of a man twenty years older.</text:p>
      <text:p text:style-name="Text_20_body">Stan fumbled for his inhaler, cursing the COPD that had replaced the authority of his <text:span text:style-name="T2">warrant card</text:span>. Three decades of chain-smoking through stakeouts and interrogations had exacted their price, leaving him wheezing like a punctured accordion at the slightest provocation.</text:p>
      <text:p text:style-name="Text_20_body">His breathing stabilised enough for him to reach automatically for the cigarettes in his jacket pocket—the same poison that had reduced him to this state now perversely the only thing that sometimes calmed the spasms. The ritual was ingrained: the familiar heft of the lighter, the small flame dancing in the sea breeze, the first inhalation simultaneously soothing and destructive.</text:p>
      <text:p text:style-name="Text_20_body">That's when he saw him. Twenty yards ahead, moving with a strange fluidity that wasn't quite right.</text:p>
      <text:p text:style-name="Text_20_body">Stan slowed his pace, nicotine momentarily forgotten as decades of surveillance experience kicked in. There was something about the figure's silhouette that had snagged in his memory like a burr—familiar in a way that professional instinct wouldn't let him dismiss.</text:p>
      <text:p text:style-name="Text_20_body">The man wore modern clothes—dark jeans, a light jacket despite the evening chill—but carried himself with rigid formality, head perfectly level, gait mechanical despite its unusual smoothness. When he passed beneath a street light, Stan caught his profile clearly for the first time.</text:p>
      <text:p text:style-name="Text_20_body">James Whitley. Impossible, but undeniable.</text:p>
      <text:p text:style-name="Text_20_body">The face matched the photograph that had been pinned to Stan's incident board for six agonising months a decade ago. One of four holidaymakers who'd vanished during that strange week when Stan had been seconded to Devon to assist local police. Only Jessica Weber had been found afterward—her body on Redgate Beach, throat savaged, blood mysteriously absent despite the obvious cause of death.</text:p>
      <text:p text:style-name="Text_20_body">But the man ahead of him couldn't be James Whitley. Because James Whitley would be thirty-eight now, with a decade of ageing etched into his features. This man looked precisely as he had in those missing person photographs—twenty-eight, clean-shaven, with that distinctive mole near his right temple.</text:p>
      <text:p text:style-name="Text_20_body">Stan's pulse quickened as he maintained his distance. He'd been a detective long enough to trust his memory for faces. His sergeant had once joked that Stan could identify a suspect from their earlobes alone. This was James Whitley—or someone who could be his identical twin, down to the specific placement of distinguishing marks.</text:p>
      <text:p text:style-name="Text_20_body">The figure turned abruptly down a narrow alley between two buildings. Stan counted to five before following, his breath already growing laboured from the combination of adrenaline and damaged lungs. Every step felt like a gamble—his body no longer the reliable instrument it had been during his policing days.</text:p>
      <text:p text:style-name="Text_20_body"><text:soft-page-break/>The alley dead-ended at a brick wall, too high to scale without assistance. No fire escapes, no doorways, no windows within reach.</text:p>
      <text:p text:style-name="Text_20_body">And no sign of James Whitley.</text:p>
      <text:p text:style-name="Text_20_body">Stan blinked, scanning the confined space with increasing confusion. There was nowhere the man could have gone. The brick walls on either side rose unbroken for three stories, the ground was solid concrete, and the dead end offered no hidden alcoves. Yet James Whitley had simply vanished.</text:p>
      <text:p text:style-name="Text_20_body">As Stan moved deeper into the alley, the temperature dropped noticeably. Not the natural cooling of evening, but a sudden, localised chill that raised goose-flesh along his arms. The shadows at the alley's end seemed darker, somehow denser than natural darkness should be. His chest tightened ominously, the cold air triggering the familiar precursors to another coughing fit.</text:p>
      <text:p text:style-name="Text_20_body">"Whitley?" he called, immediately regretting breaking the silence as his voice emerged as a hoarse rasp.</text:p>
      <text:p text:style-name="Text_20_body">A soft sound answered him—not footsteps, but something like fluid being poured—a continuous flow that seemed to originate from the darkest shadow at the alley's end. Stan's hand instinctively moved to his hip before remembering he no longer carried a <text:span text:style-name="T3">baton</text:span>. Ten years retired, and still the muscle memory remained.</text:p>
      <text:p text:style-name="Text_20_body">The darkness rippled. There was no other way to describe it—the shadow moved like water disturbed by a dropped stone, its edges becoming more defined, its depth somehow greater than the physical space should allow.</text:p>
      <text:p text:style-name="Text_20_body">And from that impossible darkness, James Whitley stepped forward.</text:p>
      <text:p text:style-name="Text_20_body">Only it wasn't entirely James Whitley any more.</text:p>
      <text:p text:style-name="Text_20_body">The face was right, but everything else was wrong. His smile stretched too wide, revealing teeth that weren't <text:span text:style-name="T3">entirely human</text:span>, but elongated canines that extended unnaturally from his gums. His jacket hung open, revealing a chest that didn't rise and fall with breath. Most disturbing were his eyes—normal at first glance, but catching the distant street light in a way that reflected a hungry crimson glow.</text:p>
      <text:p text:style-name="Text_20_body">"Detective Sergeant Stanford," the thing that wasn't Whitley said, its voice carrying the echoes of dried leaves rustling in empty buildings. "How unexpected."</text:p>
      <text:p text:style-name="Text_20_body">Stan fought the instinct to retreat, his damaged lungs already protesting with the beginnings of a wheeze. Whatever stood before him defied rational explanation, but thirty years of police work had taught him to confront the inexplicable with questions rather than fear.</text:p>
      <text:p text:style-name="Text_20_body">"What happened to Jessica Weber?" he asked, his voice betraying the growing tightness in his chest.</text:p>
      <text:p text:style-name="Text_20_body">Whitley's head tilted at an unnatural angle, neck stretching too far to one side. "Jessica. The first feeding. Insufficient, as it turned out. Too weak to sustain the transition." He ran his tongue across teeth that seemed to lengthen as Stan watched. "The others proved more... compatible vessels."</text:p>
      <text:p text:style-name="Text_20_body">Stan's mind raced, pieces of the decade-old investigation rearranging themselves with this new, impossible context. The throat wound. The missing blood. The dry clothes despite her being found on a beach.</text:p>
      <text:p text:style-name="Text_20_body"><text:soft-page-break/>"You drained her blood," Stan said, the realisation settling like ice in his stomach, triggering another rattling wheeze in his protesting lungs.</text:p>
      <text:p text:style-name="Text_20_body">"Not her blood," Whitley corrected, as if explaining something simple to a child. "Her essence. Her vital spark. But her constitution proved too fragile. The others were more accommodating." His smile widened further, those elongated canines now fully exposed. "As you can see."</text:p>
      <text:p text:style-name="Text_20_body">The shadows behind Whitley deepened, and from them emerged two more figures—a man and a woman, Adam Prescott and Danielle Morris, the other missing holidaymakers. Like Whitley, they appeared exactly as they had in their photographs ten years ago, their faces perfect masks stretched over something that wasn't entirely human any more. Each bore the same hungry crimson gleam in their eyes, the same unnatural extension of canine teeth.</text:p>
      <text:p text:style-name="Text_20_body">Stan took an involuntary step backward, his police training warring with the primitive part of his brain screaming that he was in the presence of predators who viewed him as prey. His breath came in increasingly laboured gasps, his damaged lungs betraying him at the worst possible moment.</text:p>
      <text:p text:style-name="Text_20_body">Stanford felt his back press against the wall of the alley. He hadn't realised he'd been retreating. His mind latched onto the unfamiliar name as he fought against the growing tightness in his chest. "Hargraves?"</text:p>
      <text:p text:style-name="Text_20_body">"You've been looking for answers in the wrong places, Detective Stanford, <text:span text:style-name="T4">and now you stumbled into something you can’t possibly understand.</text:span>" Whitley said, advancing with that same fluid grace that wasn't quite walking, nostrils flaring as if scenting something appealing.</text:p>
      <text:p text:style-name="Text_20_body">"The shadows," Stan wheezed, understanding blooming even as his lungs betrayed him. "<text:span text:style-name="T4">You</text:span> disappeared."</text:p>
      <text:p text:style-name="Text_20_body">Whitley gestured, and the darkness behind him rippled again. "The shadows are pathways for those <text:span text:style-name="T4">of our kind</text:span>. Connections between hunting grounds."</text:p>
      <text:p text:style-name="Text_20_body">The three figures moved with perfect synchronisation, forming a semicircle that blocked the alley's exit. The temperature dropped further, Stan's strained breath forming clouds before his face despite the mild spring evening.</text:p>
      <text:p text:style-name="Text_20_body">"You were very persistent with your investigation ten years ago," Adam said, his voice carrying the same unnatural resonance. "Almost discovered the pattern of our feedings."</text:p>
      <text:p text:style-name="Text_20_body">"The others noticed your interest," Danielle added, running her tongue across teeth that seemed to glisten wetly in the darkness. "You were marked for observation <text:span text:style-name="T4">only</text:span>. Too visible in your official capacity."</text:p>
      <text:p text:style-name="Text_20_body">"But now," Whitley concluded, "you're retired. Isolated. With no one to miss you immediately." He extended a hand that seemed to elongate as it reached toward Stan. "Your essence would contribute nicely to our work, though your damaged vessel is hardly ideal."</text:p>
      <text:p text:style-name="Text_20_body">Stan's lungs chose that moment to fully betray him. The coughing fit struck with merciless timing, doubling him over as his body fought desperately for air. Each hacking cough felt like razor blades in his chest, tears forming at the corners of his eyes from the strain.</text:p>
      <text:p text:style-name="Text_20_body">Whitley paused, surprise momentarily replacing hunger on his too-perfect face. The creatures exchanged glances, some unspoken communication passing between them.</text:p>
      <text:p text:style-name="Text_20_body"><text:soft-page-break/>"Tainted," Danielle said, her nostrils flaring with disgust. "The vessel is corrupted. Decay has already claimed parts of it."</text:p>
      <text:p text:style-name="Text_20_body">Adam leaned closer, inhaling deeply. "Disease. Weakness. Insufficient essence quality."</text:p>
      <text:p text:style-name="Text_20_body">Stan couldn't speak through the coughing, couldn't run, couldn't fight. His only weapon now was his bodily failure, ironically becoming his shield as the vampiric entities reassessed his value as prey.</text:p>
      <text:p text:style-name="Text_20_body">Distant shouts and laughter echoed from the entrance to the alley—the sound of drunken revellers making their way along the promenade. The creatures' heads turned in perfect unison toward the noise, then back to Stan.</text:p>
      <text:p text:style-name="Text_20_body">"A more suitable <text:span text:style-name="T4">opportunity</text:span> presents itself," Whitley said, his hungry gaze shifting toward the alley's entrance. "Consider yourself fortunate, Detective Stanford. Your corrupted vessel has granted you a temporary reprieve."</text:p>
      <text:p text:style-name="Text_20_body">Whitley leaned in, close enough that Stan could smell the wrongness of his breath—like meat left too long in a closed refrigerator, the scent of something once living now fundamentally changed.</text:p>
      <text:p text:style-name="Text_20_body">"We will meet again," Whitley whispered, breath cold against Stan's ear. "Even the tainted will serve a purpose."</text:p>
      <text:p text:style-name="Text_20_body">The three figures retreated toward the deepest shadow at the alley's end, moving with that same unsettling synchronisation. As they reached the darkness, they seemed to lose definition, their edges blurring, bodies becoming liquid, flowing into the shadow like water down a drain.</text:p>
      <text:p text:style-name="Text_20_body">The last thing to disappear was Whitley's smile, those elongated canines gleaming briefly before the darkness swallowed them completely.</text:p>
      <text:p text:style-name="Text_20_body">Stan fumbled desperately for his inhaler, but his hands trembled too violently to grasp it properly. His chest constricted like it was caught in a vice, each failed breath more painful than the last. The darkness at the alley's end seemed to expand, reaching tendrils toward him as his vision began to narrow.</text:p>
      <text:p text:style-name="Text_20_body">This wasn't just another coughing fit. This was something worse—a cascading failure as his compromised lungs rebelled completely. He slumped against the wall, sliding down the rough brick as his knees gave way. The boisterous group of revellers passed by the entrance, never turning down the alley to see the dying old man or the unnatural darkness surrounding him.</text:p>
      <text:p text:style-name="Text_20_body">As unconsciousness claimed him, Stan's last thought was of Jessica Weber's bloodless body on Redgate Beach—the throat wound, the missing blood, the mystery he'd never solved. The darkness closed in completely, and he knew nothing more.</text:p>
      <text:p text:style-name="Text_20_body"/>
      <text:p text:style-name="Text_20_body">Fluorescent lights. The antiseptic smell. The distant beeping of medical equipment.</text:p>
      <text:p text:style-name="Text_20_body">Stan blinked awake in unfamiliar surroundings that became depressingly familiar once his vision cleared. Hospital. Again. The oxygen cannula in his nostrils brought blessed relief to his lungs, though his chest still ached from the violence of his last conscious moments.</text:p>
      <text:p text:style-name="Text_20_body">"Welcome back to the land of the living," said a nurse, noticing his stirring. "You gave some passers-by quite a scare, collapsing in that alleyway. Another day or two of observation, and we'll see about getting you home."</text:p>
      <text:p text:style-name="Text_20_body"><text:soft-page-break/>Stan nodded weakly, memories flooding back in disjointed fragments. The thing with Whitley's face. Those elongated canines. The impossible way they'd flowed into the shadows. Had it been real, or just the oxygen-deprived hallucinations of a dying man?</text:p>
      <text:p text:style-name="Text_20_body">"My phone," he rasped, his voice barely audible.</text:p>
      <text:p text:style-name="Text_20_body">The nurse retrieved it from the bedside cabinet. "The doctor will be round shortly. Try not to exert yourself."</text:p>
      <text:p text:style-name="Text_20_body">Alone again, Stan stared at the ceiling, trying to separate reality from whatever nightmarish visions his failing brain might have conjured. Ten years of police work had taught him to trust evidence, but what evidence did he have? Three missing people never found, and one dead body with no explanation for its bloodlessness. Now possible hallucinations of vampiric entities walking into shadows.</text:p>
      <text:p text:style-name="Text_20_body">He needed someone who wouldn't immediately dismiss him as a confused old man with COPD-induced delusions. His fingers moved across the phone screen, finding a number he hadn't dialled in months.</text:p>
      <text:p text:style-name="Text_20_body">"Jack? It's Stan. I need a favour. That weird case you mentioned once—the witness who saw someone disappear into shadows like smoke. I need to know who handled it."</text:p>
      <text:p text:style-name="Text_20_body">His old colleague's response wasn't immediate, but two days later, as Stan was being discharged, a text arrived with a name: Detective Inspector Diana Reeves, Metropolitan Police.</text:p>
      <text:p text:style-name="Text_20_body">It took another three days of persistent calls before Reeves agreed to speak with him, her initial reluctance giving way to careful interest when he described exactly what he'd seen in that alley.</text:p>
      <text:p text:style-name="Text_20_body">"I can't help you directly," she said finally, her voice measured over the phone. "But I know someone who might be able to. He handles... unusual cases. Cases that don't fit neatly into official reports."</text:p>
      <text:p text:style-name="Text_20_body">"A private investigator?" Stan asked sceptically.</text:p>
      <text:p text:style-name="Text_20_body">"Something like that," Reeves replied. "His name is Michael Hargraves. I'll put you in touch."</text:p>
      <text:p text:style-name="Text_20_body">The call with Hargraves was brief, the man's voice gruff and initially disinterested until Stan mentioned the specific details—how the three missing people hadn't aged in ten years, how they'd disappeared into shadows, the elongated canines, and the drained corpse on Redgate Beach a decade earlier.</text:p>
      <text:p text:style-name="Text_20_body">Something in Hargraves's tone shifted then, a new intensity breaking through the initial indifference.</text:p>
      <text:p text:style-name="Text_20_body">"Where are you now, Mr. Stanford?" he asked.</text:p>
      <text:p text:style-name="Text_20_body">"Torquay. Near the harbour."</text:p>
      <text:p text:style-name="Text_20_body">"Stay in public places. Avoid shadows. I'll be there tomorrow." A moment's hesitation, then: "And Mr. Stanford? If you see them again, don't let them get close enough to touch you. Their hunger has nothing to do with food."</text:p>
      <text:p text:style-name="Text_20_body">As the call ended, Stan looked around at the deepening evening shadows with new awareness. The darkness between street lights seemed to stretch and reach with subtle intent. The regular patterns of <text:soft-page-break/>light and shadow along the promenade now resembled a vast web, with pedestrians moving unwittingly through its design.</text:p>
      <text:p text:style-name="Text_20_body">With shaking hands, he reached for his cigarettes—his lifelong addiction now ironically the thing that had possibly saved his life by rendering him unpalatable to whatever those creatures had become. He lit one with grim irony, inhaling the poison that had both destroyed his health and, potentially, spared him from a worse fate.</text:p>
      <text:p text:style-name="Text_20_body">Ten years ago, he'd investigated the disappearance of four people and the mysterious death of one. Now he understood that his investigation had only scratched the surface of something much larger, much darker—something that connected Torquay's picturesque beaches to horrors beyond human comprehension.</text:p>
      <text:p text:style-name="Text_20_body">He moved toward the brightest section of the promenade, keeping to the pools of light cast by the street lamps. The meeting with Hargraves couldn't come soon enough. For the first time in years, Stanford felt the familiar thrill of a case breaking open—the pieces finally falling into place, even if the picture they formed defied rational explanation.</text:p>
      <text:p text:style-name="Text_20_body">Morning couldn't come soon enough.</text:p>
      <text:p text:style-name="Text_20_body"/>
      <text:p text:style-name="Text_20_body">Miles away in London, Mick Hargraves set down his phone, his expression thoughtful as he processed Stanford's account.</text:p>
      <text:p text:style-name="Text_20_body">"<text:span text:style-name="Emphasis">Vampires,</text:span>" Marchosias's voice resonated in his mind, breaking a silence that had stretched for hours. "<text:span text:style-name="Emphasis">Not the fictional kind from human entertainment, but something far more ancient.</text:span>"</text:p>
      <text:p text:style-name="Text_20_body">"You know what these things are?" Mick asked aloud, though there was no need to vocalise for his passenger to hear him.</text:p>
      <text:p text:style-name="Text_20_body">"<text:span text:style-name="Emphasis">They're a distinct subspecies of demonic entity that has dwelled on Earth for millennia,</text:span>" Marchosias explained, his mental voice carrying that academic tone he often used when explaining supernatural phenomena. "<text:span text:style-name="Emphasis">There are truths woven into your legends, but the reality is more complex. They feed on human essence through blood as a medium, either extracting it piece by piece over time or draining it completely to create a vessel.</text:span>"</text:p>
      <text:p text:style-name="Text_20_body">"A vessel?" Mick reached for his coat, already planning the journey to Torquay.</text:p>
      <text:p text:style-name="Text_20_body">"<text:span text:style-name="Emphasis">When they drain a human completely, they create an empty vessel that can house another vampiric entity from the Infernal Realm,</text:span>" Marchosias continued. "<text:span text:style-name="Emphasis">Three missing persons found a decade later, unchanged—classic signs of complete essence replacement. The fourth victim was likely incompatible in some way.</text:span>"</text:p>
      <text:p text:style-name="Text_20_body">Mick nodded, understanding dawning. "And they spotted Stanford during his investigation years ago, marked him as a potential threat but couldn't touch him because of his position. Now he's retired, isolated..."</text:p>
      <text:p text:style-name="Text_20_body">"<text:span text:style-name="Emphasis">Precisely. Though his corrupted vessel proved fortunate for him. Their kind prefers essence untainted by disease.</text:span>"</text:p>
      <text:p text:style-name="Text_20_body"><text:soft-page-break/>As Mick packed an overnight bag, his mind raced with preparations for the confrontation ahead. Vampiric demons were a new challenge, but the methods for dealing with them wouldn't be entirely different from other entities they'd faced.</text:p>
      <text:p text:style-name="Text_20_body">"<text:span text:style-name="Emphasis">Curious timing,</text:span>" Marchosias observed. "<text:span text:style-name="Emphasis">Three vampiric entities suddenly active in the same location after a decade of dormancy.</text:span>"</text:p>
      <text:p text:style-name="Text_20_body">"You think it's connected to the Blackthorn Initiative?" Mick asked, voicing the concern that had immediately formed in his mind.</text:p>
      <text:p text:style-name="Text_20_body">"<text:span text:style-name="Emphasis">It would be quite the coincidence otherwise,</text:span>" came the sardonic reply. "<text:span text:style-name="Emphasis">Multiple supernatural manifestations occurring simultaneously typically suggests a central cause.</text:span>"</text:p>
      <text:p text:style-name="Text_20_body">Mick zipped the bag closed, his expression grim. Whatever awaited them in Torquay, it was clear this was more than just a retired detective's encounter with the supernatural. Something larger was stirring, and once again, they found themselves standing at the threshold between worlds.</text:p>
      <text:p text:style-name="Text_20_body">"Then we'd better not keep Mr. Stanford waiting," he said, heading for the door.</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Sans NF" svg:font-family="'NotoSans NF'" style:font-family-generic="swiss"/>
    <style:font-face style:name="NotoSans NF1" svg:font-family="'NotoSans NF'"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ans" style:font-size-asian="10.5pt" style:language-asian="zh" style:country-asian="CN" style:font-name-complex="NotoSans NF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cm" style:writing-mode="page"/>
      <style:text-properties style:use-window-font-color="true" loext:opacity="0%" style:font-name="Liberation Serif" fo:font-size="12pt" fo:language="en" fo:country="GB" style:letter-kerning="true" style:font-name-asian="Noto Sans" style:font-size-asian="10.5pt" style:language-asian="zh" style:country-asian="CN" style:font-name-complex="NotoSans NF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Sans NF1" style:font-family-complex="'NotoSans NF'"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Sans NF" style:font-family-complex="'NotoSans NF'"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Sans NF" style:font-family-complex="'NotoSans NF'"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Sans NF" style:font-family-complex="'NotoSans NF'"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ans" style:font-family-asian="'Noto Sans'" style:font-family-generic-asian="system" style:font-pitch-asian="variable" style:font-size-asian="24pt" style:font-weight-asian="bold" style:font-name-complex="NotoSans NF1" style:font-family-complex="'NotoSans NF'"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aul Bargewell</meta:initial-creator>
    <meta:creation-date>2025-05-03T13:30:02.155703941</meta:creation-date>
    <dc:date>2025-05-03T14:36:03.398008515</dc:date>
    <dc:creator>Paul Bargewell</dc:creator>
    <meta:editing-duration>PT6M6S</meta:editing-duration>
    <meta:editing-cycles>3</meta:editing-cycles>
    <meta:generator>LibreOffice/25.2.2.2$Linux_X86_64 LibreOffice_project/520$Build-2</meta:generator>
    <meta:print-date>2025-05-03T13:49:58.288085718</meta:print-date>
    <meta:printed-by>PDF files: Paul Bargewell</meta:printed-by>
    <meta:document-statistic meta:table-count="0" meta:image-count="0" meta:object-count="0" meta:page-count="7" meta:paragraph-count="91" meta:word-count="2989" meta:character-count="18926" meta:non-whitespace-character-count="16052"/>
  </office:meta>
</office:document-meta>
</file>